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exte_20_date">
      <style:text-properties officeooo:paragraph-rsid="0061be84"/>
    </style:style>
    <style:style style:name="P3" style:family="paragraph" style:parent-style-name="Imio_20_tableau_20_dest">
      <style:text-properties officeooo:paragraph-rsid="0076d611"/>
    </style:style>
    <style:style style:name="P4" style:family="paragraph" style:parent-style-name="Imio_20_tableau_20_dest">
      <style:text-properties officeooo:paragraph-rsid="007f4b03"/>
    </style:style>
    <style:style style:name="P5" style:family="paragraph" style:parent-style-name="Imio_20_tableau_20_ref">
      <style:text-properties officeooo:rsid="00839da2" officeooo:paragraph-rsid="00823910"/>
    </style:style>
    <style:style style:name="P6" style:family="paragraph" style:parent-style-name="Standard">
      <style:text-properties officeooo:paragraph-rsid="00837147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officeooo:rsid="00839da2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526967425168">
          <table:table-cell table:style-name="Tableau1.A1" office:value-type="string">
            <text:p text:style-name="Imio_20_tableau_20_exp"><office:annotation><dc:creator>sge</dc:creator><dc:date>2017-04-04T09:21:14</dc:date><text:p text:style-name="P7"><text:span text:style-name="T6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7"><text:span text:style-name="T6">do text if hp.label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7"><text:span text:style-name="T6">do text if hp_infos['email']</text:span></text:p></office:annotation><text:text-input text:description="">hp_infos['email']</text:text-input></text:p>
            <text:p text:style-name="P1"><office:annotation><dc:creator>sge</dc:creator><dc:date>2017-04-26T16:17:48</dc:date><text:p text:style-name="P7"><text:span text:style-name="T7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  <text:p text:style-name="Imio_20_tableau_20_exp"><office:annotation><dc:creator>sge</dc:creator><dc:date>2017-04-26T16:43:30</dc:date><text:p text:style-name="P7"><text:span text:style-name="T7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7"><text:span text:style-name="T7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7"><text:span text:style-name="T6">do cell meta-if </text:span><text:span text:style-name="T7">view.do_mailing()</text:span></text:p><text:p text:style-name="P7"><text:span text:style-name="T6">with rec_infos=view.get_ctct_det(mailed_data); rec_dic=view.get_separate_contacts(mailed_data)</text:span></text:p></office:annotation>Destinataire :</text:p>
            <text:p text:style-name="Imio_20_tableau_20_dest"><office:annotation><dc:creator>sge</dc:creator><dc:date>2018-02-21T10:26:18</dc:date><text:p text:style-name="P7"><text:span text:style-name="T6">do text meta-if view.do_mailing()</text:span></text:p><text:p text:style-name="P7"><text:span text:style-name="T6">if rec_dic['pers']</text:span></text:p></office:annotation><text:conditional-text text:condition="ooow:&quot;view.do_mailing()&quot;" text:string-value-if-true="&quot;rec_dic['pers'].get_title()&quot;" text:string-value-if-false="">rec_dic['pers'].get_title()</text:conditional-text></text:p>
            <text:p text:style-name="P4"><office:annotation><dc:creator>sge</dc:creator><dc:date>2018-03-22T14:30:20</dc:date><text:p text:style-name="P7"><text:span text:style-name="T6">do text </text:span><text:span text:style-name="T7">meta-if view.do_mailing()</text:span></text:p><text:p text:style-name="P7"><text:span text:style-name="T6">if rec_dic.get('label')</text:span></text:p></office:annotation><text:conditional-text text:condition="ooow:&quot;view.do_mailing()&quot;" text:string-value-if-true="&quot;rec_dic['label']&quot;" text:string-value-if-false="">rec_dic['label']</text:conditional-text></text:p>
            <text:p text:style-name="P4"><office:annotation><dc:creator>sge</dc:creator><dc:date>2018-03-02T10:30:00</dc:date><text:p text:style-name="P7"><text:span text:style-name="T7">do text meta-if view.do_mailing()</text:span></text:p><text:p text:style-name="P7"><text:span text:style-name="T7">if rec_dic['levels']</text:span></text:p></office:annotation><text:conditional-text text:condition="ooow:&quot;view.do_mailing()&quot;" text:string-value-if-true="&quot;' - '.join(o.title for o in rec_dic['chain'][1:])&quot;" text:string-value-if-false="">' - '.join(o.title for o in rec_dic['chain'][1:])</text:conditional-text></text:p>
            <text:p text:style-name="Imio_20_tableau_20_dest"><office:annotation><dc:creator>sge</dc:creator><dc:date>2018-02-21T10:27:03</dc:date><text:p text:style-name="P7"><text:span text:style-name="T7">do text meta-if view.do_mailing()</text:span></text:p><text:p text:style-name="P7"><text:span text:style-name="T7">if rec_dic['root']</text:span></text:p></office:annotation><text:conditional-text text:condition="ooow:&quot;view.do_mailing()&quot;" text:string-value-if-true="&quot;rec_dic['root'].title&quot;" text:string-value-if-false="">rec_dic['root'].title</text:conditional-text></text:p>
            <text:p text:style-name="Imio_20_tableau_20_dest"><office:annotation><dc:creator>sge</dc:creator><dc:date>2018-02-02T12:03:54</dc:date><text:p text:style-name="P7"><text:span text:style-name="T7">do text meta-if view.do_mailing()</text:span></text:p><text:p text:style-name="P7"><text:span text:style-name="T7">if rec_infos['address'].get('additional_address_details', '')</text:span></text:p></office:annotation><text:conditional-text text:condition="ooow:&quot;view.do_mailing()&quot;" text:string-value-if-true="&quot;rec_infos['address']['additional_address_details']&quot;" text:string-value-if-false="">rec_infos['address']['additional_address_details']</text:conditional-text></text:p>
            <text:p text:style-name="P3"><text:conditional-text text:condition="ooow:&quot;view.do_mailing()&quot;" text:string-value-if-true="&quot;rec_infos['address'].get('street', '')&quot;" text:string-value-if-false="">rec_infos['address'].get('street', '')</text:conditional-text><text:conditional-text text:condition="ooow:&quot;view.do_mailing()&quot;" text:string-value-if-true="&quot;view.fmt(rec_infos['address'].get('number', ''), fmt=', %s')&quot;" text:string-value-if-false="">view.fmt(rec_infos['address'].get('number', ''), fmt=', %s')</text:conditional-text></text:p>
            <text:p text:style-name="Imio_20_tableau_20_dest"><text:conditional-text text:condition="ooow:&quot;view.do_mailing()&quot;" text:string-value-if-true="&quot;view.fmt(rec_infos['address'].get('zip_code',''), fmt='%s ')&quot;" text:string-value-if-false="">view.fmt(rec_infos['address'].get('zip_code',''), fmt='%s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office:annotation><dc:creator>sge</dc:creator><dc:date>2018-03-02T10:34:24</dc:date><text:p text:style-name="P7"><text:span text:style-name="T7">do text meta-if view.do_mailing()</text:span></text:p><text:p text:style-name="P7"><text:span text:style-name="T7">if rec_infos['address'].get('country', '')</text:span></text:p></office:annotation><text:conditional-text text:condition="ooow:&quot;view.do_mailing()&quot;" text:string-value-if-true="&quot;rec_infos['address'].get('country')&quot;" text:string-value-if-false="">rec_infos['address'].get('country')</text:conditional-text></text:p>
          </table:table-cell>
        </table:table-row>
        <table:table-row table:style-name="TableLine9452696389768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526982289664">
          <table:table-cell table:style-name="Tableau1.A1" office:value-type="string">
            <text:p text:style-name="P6"><text:span text:style-name="T5"><office:annotation><dc:creator>bleybaert</dc:creator><dc:date>2021-06-22T16:29:42.962742987</dc:date><loext:sender-initials>ble</loext:sender-initials><text:p text:style-name="P8"><text:span text:style-name="T6">do cell with folders=view.get_classification_folders()</text:span></text:p></office:annotation></text:span><text:span text:style-name="T5">R</text:span>éférence <text:span text:style-name="T5">courrier</text:span> : <text:text-input text:description="">view.real_context.internal_reference_no</text:text-input></text:p>
            <text:p text:style-name="P5"><office:annotation><dc:creator>bleybaert</dc:creator><dc:date>2021-06-22T17:06:02.670062454</dc:date><loext:sender-initials>ble</loext:sender-initials><text:p text:style-name="P8"><text:span text:style-name="T6">do text if folders</text:span></text:p></office:annotation>Référence dossier : <text:text-input text:description="">folders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7"><text:span text:style-name="T6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P2">Le <text:span text:style-name="T4"><text:text-input text:description="">view.display_date(field_name='mail_date', custom_format='%d %B %Y')</text:text-input></text:span></text:p>
      <text:p text:style-name="Text_20_body"/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ge</meta:initial-creator>
    <meta:creation-date>2016-11-23T14:33:42.810005188</meta:creation-date>
    <meta:generator>LibreOffice/6.4.7.2$Linux_X86_64 LibreOffice_project/40$Build-2</meta:generator>
    <dc:date>2021-06-23T11:26:48.697407907</dc:date>
    <dc:creator>bleybaert</dc:creator>
    <meta:editing-duration>PT7H58M35S</meta:editing-duration>
    <meta:editing-cycles>99</meta:editing-cycles>
    <meta:document-statistic meta:table-count="1" meta:image-count="0" meta:object-count="0" meta:page-count="1" meta:paragraph-count="20" meta:word-count="93" meta:character-count="1100" meta:non-whitespace-character-count="1059"/>
  </office:meta>
</office:document-meta>
</file>